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line-height="115%" fo:text-align="center" style:justify-single-word="false"/>
      <style:text-properties officeooo:rsid="0000f410" officeooo:paragraph-rsid="0005788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3fa9d" officeooo:paragraph-rsid="0003fa9d" style:font-weight-asian="normal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bold" officeooo:rsid="0003fa9d" officeooo:paragraph-rsid="0003fa9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officeooo:rsid="0003fa9d" officeooo:paragraph-rsid="0003fa9d"/>
    </style:style>
    <style:style style:name="P5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95835" officeooo:paragraph-rsid="000b1340" style:font-weight-asian="normal" style:font-weight-complex="normal"/>
    </style:style>
    <style:style style:name="P6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95835" officeooo:paragraph-rsid="000cc9c4" style:font-weight-asian="normal" style:font-weight-complex="normal"/>
    </style:style>
    <style:style style:name="P7" style:family="paragraph" style:parent-style-name="Table_20_Contents" style:list-style-name="L2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b1340" officeooo:paragraph-rsid="000cd424" style:font-weight-asian="normal" style:font-weight-complex="normal"/>
    </style:style>
    <style:style style:name="P8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b1340" officeooo:paragraph-rsid="000b1340" style:font-weight-asian="normal" style:font-weight-complex="normal"/>
    </style:style>
    <style:style style:name="P9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76269" officeooo:paragraph-rsid="000b1340" style:font-weight-asian="normal" style:font-weight-complex="normal"/>
    </style:style>
    <style:style style:name="P10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76269" officeooo:paragraph-rsid="000ac004" style:font-weight-asian="normal" style:font-weight-complex="normal"/>
    </style:style>
    <style:style style:name="P11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79ad8" officeooo:paragraph-rsid="000b1340" style:font-weight-asian="normal" style:font-weight-complex="normal"/>
    </style:style>
    <style:style style:name="P12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cd424" officeooo:paragraph-rsid="000cd424" style:font-weight-asian="normal" style:font-weight-complex="normal"/>
    </style:style>
    <style:style style:name="P1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3fa9d" officeooo:paragraph-rsid="0003fa9d" style:font-weight-asian="normal" style:font-weight-complex="normal"/>
    </style:style>
    <style:style style:name="P1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3fa9d" officeooo:paragraph-rsid="0003fa9d" style:font-weight-asian="normal" style:font-weight-complex="normal"/>
    </style:style>
    <style:style style:name="P15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3fa9d" officeooo:paragraph-rsid="0003fa9d" style:font-weight-asian="normal" style:font-weight-complex="normal"/>
    </style:style>
    <style:style style:name="P16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aa085" officeooo:paragraph-rsid="000aa085" style:font-weight-asian="normal" style:font-weight-complex="normal"/>
    </style:style>
    <style:style style:name="P17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aa085" officeooo:paragraph-rsid="000ac00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a9d" style:font-weight-asian="bold" style:font-weight-complex="bold"/>
    </style:style>
    <style:style style:name="T3" style:family="text">
      <style:text-properties officeooo:rsid="0005788d"/>
    </style:style>
    <style:style style:name="T4" style:family="text">
      <style:text-properties officeooo:rsid="000aa085"/>
    </style:style>
    <style:style style:name="T5" style:family="text">
      <style:text-properties officeooo:rsid="000ac004"/>
    </style:style>
    <style:style style:name="T6" style:family="text">
      <style:text-properties officeooo:rsid="00076269"/>
    </style:style>
    <style:style style:name="T7" style:family="text">
      <style:text-properties officeooo:rsid="00078589"/>
    </style:style>
    <style:style style:name="T8" style:family="text">
      <style:text-properties officeooo:rsid="00095835"/>
    </style:style>
    <style:style style:name="T9" style:family="text">
      <style:text-properties officeooo:rsid="000b1340"/>
    </style:style>
    <style:style style:name="T10" style:family="text">
      <style:text-properties officeooo:rsid="000cc9c4"/>
    </style:style>
    <style:style style:name="T11" style:family="text">
      <style:text-properties officeooo:rsid="000df3f9"/>
    </style:style>
    <text:list-style style:name="L1">
      <text:list-level-style-number text:level="1" loext:num-list-format="%1%." style:num-suffix="." style:num-format="1" text:start-value="100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00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00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MPT-Manager</text:span> v1.0</text:p>
      <text:p text:style-name="P1"><text:span text:style-name="T3">Errors</text:span> <text:span text:style-name="T3">L</text:span>ist</text:p>
      <text:p text:style-name="P3">INVALID INPUT</text:p>
      <text:list xml:id="list2255300249" text:style-name="L1">
        <text:list-item>
          <text:p text:style-name="P13">Main Menu got invalid input</text:p>
        </text:list-item>
        <text:list-item>
          <text:p text:style-name="P13">Form got invalid input [Non-Numerical value]</text:p>
        </text:list-item>
        <text:list-item>
          <text:p text:style-name="P13">Form got invalid input [Invalid date format]</text:p>
        </text:list-item>
        <text:list-item>
          <text:p text:style-name="P13">Form got invalid input [Invalid year format]</text:p>
        </text:list-item>
        <text:list-item>
          <text:p text:style-name="P13">Form got invalid input [Invalid month format]</text:p>
        </text:list-item>
        <text:list-item>
          <text:p text:style-name="P13">Form got invalid input [Invalid day format]</text:p>
        </text:list-item>
        <text:list-item>
          <text:p text:style-name="P13">Invalid PRODUCT PART NUMBER</text:p>
        </text:list-item>
      </text:list>
      <text:p text:style-name="P2"/>
      <text:p text:style-name="P4"><text:span text:style-name="T2">M</text:span><text:span text:style-name="T1">ISSING FILE</text:span></text:p>
      <text:list xml:id="list3423576410" text:style-name="L2">
        <text:list-item>
          <text:p text:style-name="P14">help.pdf</text:p>
        </text:list-item>
        <text:list-item>
          <text:p text:style-name="P14">favicon.ico</text:p>
        </text:list-item>
        <text:list-item>
          <text:p text:style-name="P14">settings.txt</text:p>
        </text:list-item>
        <text:list-item>
          <text:p text:style-name="P14">#Script-Filename</text:p>
        </text:list-item>
        <text:list-item>
          <text:p text:style-name="P14">#CSV-Filename</text:p>
        </text:list-item>
        <text:list-item>
          <text:p text:style-name="P14">MPT Programs <text:span text:style-name="T4">or Maps Location directories are missing</text:span></text:p>
        </text:list-item>
        <text:list-item>
          <text:p text:style-name="P7">Missing map for test cable #Test-Cable</text:p>
        </text:list-item>
      </text:list>
      <text:p text:style-name="P2"/>
      <text:p text:style-name="P3">ERROR IN FILE</text:p>
      <text:list xml:id="list2504305341" text:style-name="L3">
        <text:list-item>
          <text:p text:style-name="P15">settings.txt. Missing setting: #Setting Name</text:p>
        </text:list-item>
        <text:list-item>
          <text:p text:style-name="P15">#script. Invalid function in script file</text:p>
        </text:list-item>
        <text:list-item>
          <text:p text:style-name="P16">Invalid Header: #filename/header</text:p>
        </text:list-item>
        <text:list-item>
          <text:p text:style-name="P17"><text:span text:style-name="T6">netlist.csv. </text:span>Connector #<text:span text:style-name="T5">Plug</text:span> is not matched with a test cable</text:p>
        </text:list-item>
        <text:list-item>
          <text:p text:style-name="P17"><text:span text:style-name="T6">netlist.csv. </text:span><text:span text:style-name="T9">Point </text:span>#<text:span text:style-name="T5">P</text:span>lug.<text:span text:style-name="T5">P</text:span>in is not unique</text:p>
        </text:list-item>
        <text:list-item>
          <text:p text:style-name="P17"><text:span text:style-name="T6">netlist.csv. </text:span><text:span text:style-name="T9">Point </text:span>#<text:span text:style-name="T5">P</text:span>lug.<text:span text:style-name="T5">P</text:span>in is not mapped</text:p>
        </text:list-item>
        <text:list-item>
          <text:p text:style-name="P17"><text:span text:style-name="T6">netlist.csv. </text:span><text:span text:style-name="T9">Net number </text:span><text:span text:style-name="T5">#Net-Number is not unique</text:span></text:p>
        </text:list-item>
        <text:list-item>
          <text:p text:style-name="P9">netlist.csv. <text:span text:style-name="T9">Net number </text:span><text:span text:style-name="T5">#Net-Number is not named</text:span></text:p>
        </text:list-item>
        <text:list-item>
          <text:p text:style-name="P10">netlist.csv. <text:span text:style-name="T5">Invalid net number: #Net-Number</text:span></text:p>
        </text:list-item>
        <text:list-item>
          <text:p text:style-name="P8">netnames.csv. Net Number: #Net-Number is not in <text:span text:style-name="T6">netlist.csv</text:span></text:p>
        </text:list-item>
        <text:list-item>
          <text:p text:style-name="P11">netnames.csv. <text:span text:style-name="T9">Net Number: </text:span><text:span text:style-name="T7">#</text:span><text:span text:style-name="T5">N</text:span><text:span text:style-name="T6">et-</text:span><text:span text:style-name="T5">N</text:span><text:span text:style-name="T6">umber </text:span><text:span text:style-name="T8">has an invalid name</text:span></text:p>
        </text:list-item>
        <text:list-item>
          <text:p text:style-name="P11">netnames.csv. <text:span text:style-name="T9">Net Name: </text:span><text:span text:style-name="T7">#</text:span><text:span text:style-name="T5">N</text:span><text:span text:style-name="T6">et-</text:span><text:span text:style-name="T5">N</text:span><text:span text:style-name="T9">ame </text:span><text:span text:style-name="T5">is not name </text:span><text:span text:style-name="T9">unique</text:span></text:p>
        </text:list-item>
        <text:list-item>
          <text:p text:style-name="P5">testcables_to_outlets.csv. <text:span text:style-name="T9">Invalid outlet #Outlet</text:span></text:p>
        </text:list-item>
        <text:list-item>
          <text:p text:style-name="P6">testcables_to_outlets.csv. <text:span text:style-name="T10">Overlapping global point #Global-Point</text:span></text:p>
        </text:list-item>
        <text:list-item>
          <text:p text:style-name="P6">testcables_to_product.csv. <text:span text:style-name="T10">Test Cable #Test-Cable is not in </text:span>testcables_to_outlet.<text:span text:style-name="T10">csv</text:span></text:p>
        </text:list-item>
        <text:list-item>
          <text:p text:style-name="P12"><text:span text:style-name="T8">testcables_to_product.csv. </text:span>Product #Product is not in netlist.csv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25cm" style:contextual-spacing="false"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8T13:51:49.836000000</dc:date>
    <meta:editing-duration>PT55M20S</meta:editing-duration>
    <meta:editing-cycles>8</meta:editing-cycles>
    <meta:generator>LibreOffice/7.2.6.2$Windows_x86 LibreOffice_project/b0ec3a565991f7569a5a7f5d24fed7f52653d754</meta:generator>
    <meta:document-statistic meta:table-count="0" meta:image-count="0" meta:object-count="0" meta:page-count="1" meta:paragraph-count="35" meta:word-count="206" meta:character-count="1443" meta:non-whitespace-character-count="1302"/>
  </office:meta>
</office:document-meta>
</file>